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automatic-styles>
    <style:style style:name="P1" style:family="paragraph" style:parent-style-name="Heading_20_4"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underline-mode="continuous" style:text-overline-mode="continuous" style:text-line-through-mode="continuous" style:text-blinking="false"/>
    </style:style>
    <style:style style:name="P2" style:family="paragraph" style:parent-style-name="Heading_20_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blinking="false"/>
    </style:style>
    <style:style style:name="P3" style:family="paragraph" style:parent-style-name="Heading_20_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normal" officeooo:paragraph-rsid="000a3979" style:text-blinking="false" loext:padding="0cm" loext:border="none"/>
    </style:style>
    <style:style style:name="P4" style:family="paragraph" style:parent-style-name="Heading_20_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fo:letter-spacing="normal" style:text-underline-style="none" officeooo:paragraph-rsid="000a3979" style:text-blinking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Arial" fo:font-size="10pt" fo:letter-spacing="normal" fo:language="es" fo:country="ES" fo:font-style="normal" style:text-underline-style="none" fo:font-weight="bold" officeooo:paragraph-rsid="000a3979" style:text-underline-mode="continuous" style:text-overline-mode="continuous" style:text-line-through-mode="continuous" style:letter-kerning="false" style:text-blinking="false" style:font-size-asian="10pt" style:font-weight-asian="bold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paragraph-rsid="000a3979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a3979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a3979"/>
    </style:style>
    <style:style style:name="P9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0a3979"/>
    </style:style>
    <style:style style:name="P10" style:family="paragraph" style:parent-style-name="Standard">
      <style:text-properties style:font-name="Times New Roman" fo:font-size="14pt" fo:language="es" fo:country="ES" style:text-underline-style="none" fo:font-weight="normal" officeooo:paragraph-rsid="000a3979" style:font-size-asian="14pt" style:font-weight-asian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0a3979" style:font-size-asian="16pt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0a3979" style:letter-kerning="true" style:font-size-asian="16pt" style:font-weight-asian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0a3979" style:letter-kerning="true" style:font-size-asian="16pt" style:font-weight-asian="bold"/>
    </style:style>
    <style:style style:name="P14" style:family="paragraph" style:parent-style-name="Standard">
      <style:text-properties style:font-name="Times New Roman" fo:font-size="12pt" fo:language="es" fo:country="ES" style:text-underline-style="none" fo:font-weight="normal" officeooo:paragraph-rsid="000a3979" style:letter-kerning="false" style:font-size-asian="12pt" style:font-weight-asian="normal"/>
    </style:style>
    <style:style style:name="P15" style:family="paragraph" style:parent-style-name="Text_20_body">
      <style:text-properties officeooo:paragraph-rsid="000a3979"/>
    </style:style>
    <style:style style:name="P16" style:family="paragraph" style:parent-style-name="Standard" style:master-page-name="MP0">
      <style:paragraph-properties style:page-number="auto" fo:break-before="page"/>
      <style:text-properties officeooo:paragraph-rsid="000a3979"/>
    </style:style>
    <style:style style:name="P17" style:family="paragraph" style:parent-style-name="Standard">
      <style:paragraph-properties fo:text-align="start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Times New Roman" fo:font-size="14pt" fo:letter-spacing="normal" fo:language="es" fo:country="ES" fo:font-style="normal" style:text-underline-style="solid" style:text-underline-width="auto" style:text-underline-color="font-color" fo:font-weight="bold" officeooo:rsid="000b61de" officeooo:paragraph-rsid="000b61de" style:text-underline-mode="continuous" style:text-overline-mode="continuous" style:text-line-through-mode="continuous" style:letter-kerning="false" style:text-blinking="false" style:font-size-asian="14pt" style:font-weight-asian="bold" style:font-size-complex="14pt"/>
    </style:style>
    <style:style style:name="T1" style:family="text"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fo:font-size="8.25pt" fo:letter-spacing="normal" fo:font-style="normal" fo:font-weight="normal" fo:background-color="#eeeeee" loext:char-shading-value="0" loext:padding="0.132cm" loext:border="0.06pt solid #999999"/>
    </style:style>
    <style:style style:name="T3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4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5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6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7" style:family="text">
      <style:text-properties officeooo:rsid="001f92d2"/>
    </style:style>
    <style:style style:name="T8" style:family="text">
      <style:text-properties officeooo:rsid="000f76d5"/>
    </style:style>
    <style:style style:name="T9" style:family="text">
      <style:text-properties officeooo:rsid="000ff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IES </text:span><text:span text:style-name="T5">ANA LUISA BENÍTEZ</text:span><text:span text:style-name="T3"><text:tab/><text:tab/><text:tab/><text:tab/><text:tab/><text:tab/>20</text:span><text:span text:style-name="T5">23</text:span><text:span text:style-name="T3"> - 20</text:span><text:span text:style-name="T5">24</text:span><text:span text:style-name="T6"><text:tab/><text:tab/></text:span></text:p>
      <text:p text:style-name="P10"><text:tab/></text:p>
      <text:p text:style-name="P11">Módulo: <text:span text:style-name="T7">Si</text:span>s<text:span text:style-name="T7">temas </text:span><text:span text:style-name="T8">Informáticos</text:span><text:span text:style-name="T7"> (SS</text:span><text:span text:style-name="T8">F</text:span><text:span text:style-name="T7">)</text:span></text:p>
      <text:p text:style-name="P12">Introducción a Linux. Instalación y <text:span text:style-name="T9">configuración</text:span>.</text:p>
      <text:p text:style-name="P13"/>
      <text:p text:style-name="P14"/>
      <text:p text:style-name="P17">Actividad 5</text:p>
      <text:p text:style-name="P5"/>
      <text:p text:style-name="P5"/>
      <text:h text:style-name="P1" text:outline-level="4">Creación de un alias.</text:h>
      <text:h text:style-name="P3" text:outline-level="4">Para crear el alias "imagenes":</text:h>
      <text:p text:style-name="P7"/>
      <text:p text:style-name="P9"><text:span text:style-name="Source_20_Text"><text:span text:style-name="T2">alias imagenes='cd /media/discoduro/archivos/Pictures'</text:span></text:span></text:p>
      <text:p text:style-name="P8"><text:line-break/><text:line-break/><text:span text:style-name="T1">Ahora si escribimos imagenes en el terminal, nos llevará al directorio /media/discoduro/archivos/Pictures .</text:span><text:line-break/><text:line-break/><text:span text:style-name="T1">Pero si queremos que ese alias permanezca guardado para usos futuros, debemos añadirlo al fichero .bashrc de nuestro directorio personal. Podemos hacerlo de la siguiente forma:</text:span></text:p>
      <text:p text:style-name="P7"/>
      <text:p text:style-name="P9"><text:span text:style-name="Source_20_Text"><text:span text:style-name="T2">echo 'alias imagenes="cd /media/discoduro/archivos/Pictures"' &gt;&gt; ~/.bashrc &amp;&amp; . ~/.bashrc </text:span></text:span></text:p>
      <text:p text:style-name="P8"><text:line-break/><text:line-break/><text:span text:style-name="T1">La parte "&amp;&amp; . ~/.bashrc" del comando anterior sirve para recargar el fichero y tener disponible instantáneamente el alias añadido.</text:span></text:p>
      <text:h text:style-name="P4" text:outline-level="4"> </text:h>
      <text:h text:style-name="P4" text:outline-level="4"> </text:h>
      <text:h text:style-name="P2" text:outline-level="4">Eliminación de un alias.</text:h>
      <text:p text:style-name="P6">Para eliminar el alias "imagenes":</text:p>
      <text:p text:style-name="P7"/>
      <text:p text:style-name="P9"><text:span text:style-name="Source_20_Text"><text:span text:style-name="T2">unalias imagenes</text:span></text:span></text:p>
      <text:p text:style-name="P15"><text:line-break/></text:p>
      <text:h text:style-name="P2" text:outline-level="4">Ver los alias definidos.</text:h>
      <text:p text:style-name="P6">Para visualizar un listado de los alias existentes:</text:p>
      <text:p text:style-name="P7"/>
      <text:p text:style-name="P9"><text:span text:style-name="Source_20_Text"><text:span text:style-name="T2">alias</text:span></text:span></text:p>
      <text:p text:style-name="P8"><text:line-break/><text:line-break/><text:line-break/><text:soft-page-break/><text:span text:style-name="T1">Si usamos los alias correctamente, nos permitirán ahorrarnos muchas pulsaciones de teclado, así como ganar en agilidad y velocidad en el manejo del terminal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5:27:21.046000000</meta:creation-date>
    <dc:date>2024-01-09T15:35:28.336000000</dc:date>
    <meta:editing-duration>PT1M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1" meta:word-count="147" meta:character-count="1071" meta:non-whitespace-character-count="920"/>
  </office:meta>
</office:document-meta>
</file>